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0000003B8000002469B5F0B66.png"/>
  <manifest:file-entry manifest:media-type="image/png" manifest:full-path="Pictures/100002010000020800000218C26BABB6.png"/>
  <manifest:file-entry manifest:media-type="image/gif" manifest:full-path="Pictures/1000000000000F000000044C2A56CE06.gif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_20_1-notes">
      <style:graphic-properties draw:fill-color="#ffffff" fo:min-height="12.573cm"/>
    </style:style>
    <style:style style:name="pr3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-outline1">
      <style:graphic-properties draw:auto-grow-height="true" fo:min-height="12.572cm"/>
    </style:style>
    <style:style style:name="pr6" style:family="presentation" style:parent-style-name="Default-notes">
      <style:graphic-properties draw:fill-color="#ffffff" fo:min-height="12.573cm"/>
    </style:style>
    <style:style style:name="P1" style:family="paragraph">
      <style:paragraph-properties fo:margin-top="0cm" fo:margin-bottom="0cm"/>
    </style:style>
    <style:style style:name="P2" style:family="paragraph">
      <style:paragraph-properties style:font-independent-line-spacing="true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color="#ffffff" style:text-line-through-style="none" fo:font-family="Reader" style:font-family-generic="modern" fo:font-size="40pt" fo:letter-spacing="normal" fo:font-style="normal" style:text-underline-style="none" fo:font-weight="normal" style:font-size-asian="40pt" style:font-style-asian="normal" style:font-weight-asian="normal" style:font-family-complex="'Reader Bold'" style:font-size-complex="40pt" style:font-style-complex="normal" style:font-weight-complex="normal"/>
    </style:style>
    <style:style style:name="T2" style:family="text">
      <style:text-properties fo:color="#ffffff" style:text-line-through-style="none" fo:font-family="Reader" style:font-family-generic="modern" fo:font-size="28pt" fo:letter-spacing="normal" fo:font-style="normal" style:text-underline-style="none" fo:font-weight="normal" style:font-size-asian="28pt" style:font-style-asian="normal" style:font-weight-asian="normal" style:font-family-complex="'Reader Bold'" style:font-size-complex="28pt" style:font-style-complex="normal" style:font-weight-complex="normal"/>
    </style:style>
    <style:style style:name="T3" style:family="text">
      <style:text-properties fo:color="#ffffff" style:text-line-through-style="none" fo:font-family="Reader" style:font-family-generic="moder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ff" style:text-line-through-style="none" fo:font-family="Reader" style:font-family-generic="modern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ffffff" style:text-line-through-style="none" fo:font-family="Reader" style:font-family-generic="moder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4.638cm" svg:height="13.93cm" svg:x="0.508cm" svg:y="3.258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2D Best Practices in Unity</text:span><text:span text:style-name="T1"><text:line-break/></text:span><text:span text:style-name="T1"><text:line-break/></text:span><text:span text:style-name="T1"><text:line-break/></text:span><text:span text:style-name="T2">Arturo Núñez - @ArturoNereu</text:span><text:span text:style-name="T2"><text:line-break/></text:span><text:span text:style-name="T2">Field Engineer at Unity Technologies</text:span><text:span text:style-name="T2"><text:line-break/></text:span><text:span text:style-name="T2"><text:line-break/></text:span><text:span text:style-name="T2">arturo@unity3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name="Title 1" presentation:style-name="pr3" draw:text-style-name="P4" draw:layer="layout" svg:width="19.049cm" svg:height="6.426cm" svg:x="3.087cm" svg:y="7.241cm" presentation:class="title">
          <draw:text-box>
            <text:p/>
          </draw:text-box>
        </draw:frame>
        <draw:frame draw:name="Subtitle 2" presentation:style-name="pr4" draw:text-style-name="P4" draw:layer="layout" svg:width="19.049cm" svg:height="0.983cm" svg:x="3.118cm" svg:y="18.066cm" presentation:class="subtitle" presentation:user-transformed="true">
          <draw:text-box>
            <text:p/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2">
              <text:list-header>
                <text:p>Agenda</text:p>
                <text:p/>
              </text:list-header>
              <text:list-item>
                <text:p text:style-name="P5"><text:span text:style-name="T3">2D Skeletal animation workflow.</text:span></text:p>
              </text:list-item>
              <text:list-item>
                <text:p text:style-name="P5"><text:span text:style-name="T3">Sprite Animation Re-skinning.</text:span></text:p>
              </text:list-item>
              <text:list-item>
                <text:p text:style-name="P5"><text:span text:style-name="T3">Isometric Sort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name="Title 1" presentation:style-name="pr3" draw:text-style-name="P4" draw:layer="layout" svg:width="19.049cm" svg:height="6.426cm" svg:x="3.087cm" svg:y="7.241cm" presentation:class="title">
          <draw:text-box>
            <text:p/>
          </draw:text-box>
        </draw:frame>
        <draw:frame draw:name="Subtitle 2" presentation:style-name="pr4" draw:text-style-name="P4" draw:layer="layout" svg:width="19.049cm" svg:height="0.983cm" svg:x="3.118cm" svg:y="18.066cm" presentation:class="subtitle" presentation:user-transformed="true">
          <draw:text-box>
            <text:p/>
          </draw:text-box>
        </draw:frame>
        <draw:frame presentation:style-name="pr5" draw:layer="layout" svg:width="22.859cm" svg:height="12.572cm" svg:x="1.27cm" svg:y="4.457cm" presentation:class="outline" presentation:user-transformed="true">
          <draw:text-box>
            <text:list text:style-name="L2">
              <text:list-header>
                <text:p><text:span text:style-name="T4">2D Skeletal Animation</text:span></text:p>
                <text:p><text:span text:style-name="T4"/></text:p>
              </text:list-header>
              <text:list-item>
                <text:p text:style-name="P5"><text:span text:style-name="T3">Creating hierarchy and sorting.</text:span></text:p>
              </text:list-item>
              <text:list-item>
                <text:p text:style-name="P5"><text:span text:style-name="T3">Simple CCD for IK solving.</text:span></text:p>
              </text:list-item>
              <text:list-item>
                <text:p text:style-name="P5"><text:span text:style-name="T3">Animation Events to synchronize sound effec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name="Title 1" presentation:style-name="pr3" draw:text-style-name="P4" draw:layer="layout" svg:width="19.049cm" svg:height="6.426cm" svg:x="3.087cm" svg:y="7.241cm" presentation:class="title">
          <draw:text-box>
            <text:p/>
          </draw:text-box>
        </draw:frame>
        <draw:frame draw:name="Subtitle 2" presentation:style-name="pr4" draw:text-style-name="P4" draw:layer="layout" svg:width="19.049cm" svg:height="0.983cm" svg:x="3.118cm" svg:y="18.066cm" presentation:class="subtitle" presentation:user-transformed="true">
          <draw:text-box>
            <text:p/>
          </draw:text-box>
        </draw:frame>
        <draw:frame presentation:style-name="pr5" draw:layer="layout" svg:width="22.859cm" svg:height="15.549cm" svg:x="1.27cm" svg:y="4.457cm" presentation:class="outline" presentation:user-transformed="true">
          <draw:text-box>
            <text:p><text:span text:style-name="T4">Sprite Animation </text:span></text:p>
            <text:p><text:span text:style-name="T4">Re-skinning</text:span></text:p>
            <text:list text:style-name="L2">
              <text:list-item>
                <text:p text:style-name="P5"><text:span text:style-name="T3">Useful for sharing animations and controllers on different looking characters.</text:span></text:p>
              </text:list-item>
              <text:list-item>
                <text:p text:style-name="P5"><text:span text:style-name="T3">Use Resources folder to load sprites at runtime.</text:span></text:p>
              </text:list-item>
              <text:list-item>
                <text:p text:style-name="P5"><text:span text:style-name="T3">Use LateUpdate to override animated properties.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name="Title 1" presentation:style-name="pr3" draw:text-style-name="P4" draw:layer="layout" svg:width="19.049cm" svg:height="6.426cm" svg:x="3.087cm" svg:y="7.241cm" presentation:class="title">
          <draw:text-box>
            <text:p/>
          </draw:text-box>
        </draw:frame>
        <draw:frame draw:name="Subtitle 2" presentation:style-name="pr4" draw:text-style-name="P4" draw:layer="layout" svg:width="19.049cm" svg:height="0.983cm" svg:x="3.118cm" svg:y="18.066cm" presentation:class="subtitle" presentation:user-transformed="true">
          <draw:text-box>
            <text:p/>
          </draw:text-box>
        </draw:frame>
        <draw:frame presentation:style-name="pr5" draw:layer="layout" svg:width="22.859cm" svg:height="12.572cm" svg:x="1.27cm" svg:y="4.457cm" presentation:class="outline" presentation:user-transformed="true">
          <draw:text-box>
            <text:list text:style-name="L2">
              <text:list-header>
                <text:p><text:span text:style-name="T5">Tips</text:span></text:p>
                <text:p/>
              </text:list-header>
              <text:list-item>
                <text:p text:style-name="P5"><text:span text:style-name="T3">Always use POT textures.</text:span></text:p>
              </text:list-item>
              <text:list-item>
                <text:p text:style-name="P5"><text:span text:style-name="T3">Use the best size for what you want to achieve.</text:span></text:p>
              </text:list-item>
              <text:list-item>
                <text:p text:style-name="P5"><text:span text:style-name="T3">Atlas, atlas, atlas.</text:span></text:p>
              </text:list-item>
              <text:list-item>
                <text:p text:style-name="P5"><text:span text:style-name="T3">Play with 2D and 3D objec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Title 1" presentation:style-name="pr3" draw:text-style-name="P4" draw:layer="layout" svg:width="19.049cm" svg:height="6.426cm" svg:x="3.087cm" svg:y="7.241cm" presentation:class="title">
          <draw:text-box>
            <text:p/>
          </draw:text-box>
        </draw:frame>
        <draw:frame draw:name="Subtitle 2" presentation:style-name="pr4" draw:text-style-name="P4" draw:layer="layout" svg:width="19.049cm" svg:height="0.983cm" svg:x="3.118cm" svg:y="18.066cm" presentation:class="subtitle" presentation:user-transformed="true">
          <draw:text-box>
            <text:p/>
          </draw:text-box>
        </draw:frame>
        <draw:frame presentation:style-name="pr5" draw:layer="layout" svg:width="22.859cm" svg:height="12.572cm" svg:x="1.27cm" svg:y="4.457cm" presentation:class="outline" presentation:user-transformed="true">
          <draw:text-box>
            <text:list text:style-name="L2">
              <text:list-header>
                <text:p><text:span text:style-name="T6">Q&amp;A</text:span></text:p>
                <text:p/>
              </text:list-header>
            </text:list>
            <text:p text:style-name="P5"><text:span text:style-name="T7">Twitter: @ArturoNereu</text:span></text:p>
            <text:p text:style-name="P5"><text:span text:style-name="T7">Assets &amp; PPT: </text:span><text:span text:style-name="T7"><text:a xlink:href="http://bit.ly/1BArfRM">http://bit.ly/</text:a></text:span><text:span text:style-name="T7"><text:a xlink:href="http://bit.ly/1BArfRM">1BArfRM</text:a></text:span></text:p>
            <text:p text:style-name="P5"><text:span text:style-name="T7">Mail: arturo@unity3d.com</text:span></text:p>
            <text:p text:style-name="P5"><text:span text:style-name="T7"/></text:p>
            <text:p text:style-name="P5"><text:span text:style-name="T7">Thanks to: Veli-Pekka Kokkonen and Esoteric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Reader" style:font-family-generic="modern" fo:font-size="2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n" style:country-asian="US" style:font-style-asian="normal" style:font-weight-asian="normal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Reader" style:font-family-generic="moder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Reader" style:font-family-generic="moder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Reader" style:font-family-generic="moder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Reader" style:font-family-generic="modern" fo:font-size="2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n" style:country-asian="US" style:font-style-asian="normal" style:font-weight-asian="normal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Reader" style:font-family-generic="moder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Reader" style:font-family-generic="moder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Reader" style:font-family-generic="moder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228cm, 48.256cm, 1.939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228cm, 18.956cm, 1.939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Reader" style:font-family-generic="modern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ffffff" style:text-line-through-style="none" fo:font-family="Reader" style:font-family-generic="moder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ffffff" style:text-line-through-style="none" fo:font-family="Reader" style:font-family-generic="moder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ffffff" style:text-line-through-style="none" fo:font-family="Reader" style:font-family-generic="moder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ffffff" style:text-line-through-style="none" fo:font-family="Reader" style:font-family-generic="moder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fo:font-family="Reader" style:font-family-generic="moder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8" draw:style-name="Mgr3" draw:text-style-name="MP3" draw:layer="backgroundobjects" svg:width="12.173cm" svg:height="3.447cm" svg:x="-0.022cm" svg:y="-0.022cm">
        <draw:image xlink:href="Pictures/1000000000000F000000044C2A56CE06.gif" xlink:type="simple" xlink:show="embed" xlink:actuate="onLoad">
          <text:p/>
        </draw:image>
      </draw:frame>
      <draw:frame draw:name="Title 1" presentation:style-name="Mpr1" draw:text-style-name="MP5" draw:layer="backgroundobjects" svg:width="19.049cm" svg:height="6.426cm" svg:x="3.087cm" svg:y="7.2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Picture 4" draw:style-name="Mgr4" draw:text-style-name="MP3" draw:layer="backgroundobjects" svg:width="15.3cm" svg:height="3.454cm" svg:x="10.305cm" svg:y="-0.029cm">
        <draw:image xlink:href="Pictures/1000000000000F000000044C2A56CE06.gif" xlink:type="simple" xlink:show="embed" xlink:actuate="onLoad">
          <text:p/>
        </draw:image>
      </draw:frame>
      <draw:frame draw:name="Picture 5" draw:style-name="Mgr5" draw:text-style-name="MP3" draw:layer="backgroundobjects" svg:width="2.458cm" svg:height="2.444cm" svg:x="0.965cm" svg:y="0.449cm">
        <draw:image xlink:href="Pictures/100002010000020800000218C26BABB6.png" xlink:type="simple" xlink:show="embed" xlink:actuate="onLoad">
          <text:p/>
        </draw:image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5" draw:layer="backgroundobjects" svg:width="17.644cm" svg:height="3.681cm" svg:x="1.746cm" svg:y="1.014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9" draw:layer="backgroundobjects" svg:width="5.714cm" svg:height="1.013cm" svg:x="1.746cm" svg:y="17.657cm" presentation:class="date-time" presentation:user-transformed="true">
        <draw:text-box>
          <text:p text:style-name="MP8"><text:span text:style-name="MT8"><text:date style:data-style-name="D1" text:date-value="2014-10-21">10/21/14</text:date></text:span></text:p>
        </draw:text-box>
      </draw:frame>
      <draw:frame draw:name="Footer Placeholder 4" presentation:style-name="Mpr6" draw:text-style-name="MP10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11" draw:layer="backgroundobjects" svg:width="5.714cm" svg:height="1.013cm" svg:x="17.939cm" svg:y="17.657cm" presentation:class="page-number" presentation:user-transformed="true">
        <draw:text-box>
          <text:p text:style-name="MP8"><text:span text:style-name="MT8"><text:page-number>&lt;number&gt;</text:page-number></text:span></text:p>
        </draw:text-box>
      </draw:frame>
      <draw:frame draw:name="Picture 9" draw:style-name="Mgr6" draw:text-style-name="MP3" draw:layer="backgroundobjects" svg:width="5.526cm" svg:height="3.324cm" svg:x="19.873cm" svg:y="0cm">
        <draw:image xlink:href="Pictures/10000200000003B8000002469B5F0B66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0-21T16:38:43</dc:date>
    <meta:generator>OpenOffice/4.0.1$Unix OpenOffice.org_project/401m5$Build-9714</meta:generator>
    <meta:editing-duration>PT2H7M10S</meta:editing-duration>
    <meta:editing-cycles>1</meta:editing-cycles>
    <meta:document-statistic meta:object-count="61"/>
  </office:meta>
</office:document-meta>
</file>